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.505cm" fo:margin-left="0.088cm" table:align="left"/>
    </style:style>
    <style:style style:name="Table2.A" style:family="table-column">
      <style:table-column-properties style:column-width="17.505cm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14" style:family="table-row">
      <style:table-row-properties style:min-row-height="0.739cm"/>
    </style:style>
    <style:style style:name="Table1" style:family="table">
      <style:table-properties style:width="17.311cm" style:rel-width="100%" table:align="left"/>
    </style:style>
    <style:style style:name="Table1.A" style:family="table-column">
      <style:table-column-properties style:column-width="17.311cm" style:rel-column-width="65535*"/>
    </style:style>
    <style:style style:name="Table1.A1" style:family="table-cell">
      <style:table-cell-properties style:vertical-align="middle" fo:background-color="#f0f0f0" fo:padding="0.049cm" fo:border="none">
        <style:background-image/>
      </style:table-cell-properties>
    </style:style>
    <style:style style:name="P1" style:family="paragraph" style:parent-style-name="Standard">
      <style:text-properties officeooo:rsid="00178fbd" officeooo:paragraph-rsid="00178fbd"/>
    </style:style>
    <style:style style:name="P2" style:family="paragraph" style:parent-style-name="Standard">
      <style:text-properties officeooo:rsid="00178fbd" officeooo:paragraph-rsid="00198331"/>
    </style:style>
    <style:style style:name="P3" style:family="paragraph" style:parent-style-name="Standard">
      <style:text-properties officeooo:rsid="0017ed42" officeooo:paragraph-rsid="00198331"/>
    </style:style>
    <style:style style:name="P4" style:family="paragraph" style:parent-style-name="Standard">
      <style:text-properties officeooo:rsid="00198331" officeooo:paragraph-rsid="00198331"/>
    </style:style>
    <style:style style:name="P5" style:family="paragraph" style:parent-style-name="Standard">
      <style:text-properties officeooo:rsid="00198331" officeooo:paragraph-rsid="001b5ed4"/>
    </style:style>
    <style:style style:name="P6" style:family="paragraph" style:parent-style-name="Standard">
      <style:text-properties fo:font-weight="bold" officeooo:rsid="001bc303" officeooo:paragraph-rsid="001bc303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78fbd" officeooo:paragraph-rsid="00178fbd" style:font-weight-asian="bold" style:font-weight-complex="bold"/>
    </style:style>
    <style:style style:name="P8" style:family="paragraph" style:parent-style-name="Standard">
      <style:text-properties officeooo:paragraph-rsid="001b5ed4"/>
    </style:style>
    <style:style style:name="P9" style:family="paragraph" style:parent-style-name="Standard">
      <style:text-properties officeooo:rsid="001bc303" officeooo:paragraph-rsid="00178fbd"/>
    </style:style>
    <style:style style:name="P10" style:family="paragraph" style:parent-style-name="Standard">
      <style:text-properties officeooo:rsid="001bc303" officeooo:paragraph-rsid="001bc303"/>
    </style:style>
    <style:style style:name="P11" style:family="paragraph" style:parent-style-name="Standard">
      <style:text-properties style:font-name="Courier" fo:font-size="12pt" fo:font-weight="normal" officeooo:rsid="003469dc" officeooo:paragraph-rsid="001bc303" style:font-size-asian="10.5pt" style:font-weight-asian="normal" style:font-size-complex="12pt" style:font-weight-complex="normal"/>
    </style:style>
    <style:style style:name="P12" style:family="paragraph" style:parent-style-name="Standard">
      <style:text-properties style:font-name="Courier" fo:font-size="12pt" fo:font-weight="normal" officeooo:rsid="00439c81" officeooo:paragraph-rsid="001bc303" style:font-size-asian="10.5pt" style:font-weight-asian="normal" style:font-size-complex="12pt" style:font-weight-complex="normal"/>
    </style:style>
    <style:style style:name="P13" style:family="paragraph" style:parent-style-name="Standard">
      <style:text-properties style:font-name="Courier" fo:font-size="12pt" fo:font-weight="normal" officeooo:rsid="00336383" officeooo:paragraph-rsid="001bc303" style:font-size-asian="10.5pt" style:font-weight-asian="normal" style:font-size-complex="12pt" style:font-weight-complex="normal"/>
    </style:style>
    <style:style style:name="P14" style:family="paragraph" style:parent-style-name="Standard">
      <style:text-properties style:font-name="Courier" fo:font-size="12pt" fo:font-weight="normal" officeooo:rsid="001bc303" officeooo:paragraph-rsid="001bc303" style:font-size-asian="10.5pt" style:font-weight-asian="normal" style:font-size-complex="12pt" style:font-weight-complex="normal"/>
    </style:style>
    <style:style style:name="P15" style:family="paragraph" style:parent-style-name="Standard">
      <style:text-properties officeooo:rsid="001d1481" officeooo:paragraph-rsid="001d1481"/>
    </style:style>
    <style:style style:name="P16" style:family="paragraph" style:parent-style-name="Standard">
      <style:text-properties officeooo:rsid="001e4ec5" officeooo:paragraph-rsid="001e4ec5"/>
    </style:style>
    <style:style style:name="P17" style:family="paragraph" style:parent-style-name="Standard">
      <style:text-properties officeooo:rsid="001f0f71" officeooo:paragraph-rsid="001f0f71"/>
    </style:style>
    <style:style style:name="P18" style:family="paragraph" style:parent-style-name="Standard">
      <style:text-properties officeooo:rsid="001f0f71" officeooo:paragraph-rsid="001f64e0"/>
    </style:style>
    <style:style style:name="P19" style:family="paragraph" style:parent-style-name="Standard">
      <style:text-properties officeooo:rsid="0020f66f" officeooo:paragraph-rsid="0020f66f"/>
    </style:style>
    <style:style style:name="P20" style:family="paragraph" style:parent-style-name="Standard">
      <style:text-properties officeooo:paragraph-rsid="002255d8"/>
    </style:style>
    <style:style style:name="P21" style:family="paragraph" style:parent-style-name="Standard">
      <style:text-properties officeooo:rsid="001b5ed4" officeooo:paragraph-rsid="001b5ed4"/>
    </style:style>
    <style:style style:name="P22" style:family="paragraph" style:parent-style-name="Standard">
      <style:text-properties officeooo:rsid="0024c28e" officeooo:paragraph-rsid="0024c28e"/>
    </style:style>
    <style:style style:name="P23" style:family="paragraph" style:parent-style-name="Standard">
      <style:text-properties officeooo:rsid="0027608e" officeooo:paragraph-rsid="0027608e"/>
    </style:style>
    <style:style style:name="P24" style:family="paragraph" style:parent-style-name="Standard">
      <style:text-properties officeooo:rsid="0027a60e" officeooo:paragraph-rsid="0027a60e"/>
    </style:style>
    <style:style style:name="P25" style:family="paragraph" style:parent-style-name="Text_20_body">
      <style:text-properties officeooo:paragraph-rsid="00198331"/>
    </style:style>
    <style:style style:name="P26" style:family="paragraph" style:parent-style-name="Table_20_Contents">
      <style:text-properties officeooo:paragraph-rsid="00198331"/>
    </style:style>
    <style:style style:name="P27" style:family="paragraph" style:parent-style-name="Standard">
      <style:text-properties officeooo:rsid="002ab2e4" officeooo:paragraph-rsid="002ab2e4"/>
    </style:style>
    <style:style style:name="P28" style:family="paragraph" style:parent-style-name="Standard">
      <style:text-properties officeooo:rsid="001f0f71" officeooo:paragraph-rsid="001f0f71"/>
    </style:style>
    <style:style style:name="P29" style:family="paragraph" style:parent-style-name="Standard">
      <style:text-properties officeooo:rsid="002c1f23" officeooo:paragraph-rsid="002c1f23"/>
    </style:style>
    <style:style style:name="P30" style:family="paragraph" style:parent-style-name="Standard">
      <style:text-properties officeooo:rsid="002c9db4" officeooo:paragraph-rsid="002c9db4"/>
    </style:style>
    <style:style style:name="T1" style:family="text">
      <style:text-properties officeooo:rsid="00178fbd"/>
    </style:style>
    <style:style style:name="T2" style:family="text">
      <style:text-properties officeooo:rsid="001b5ed4"/>
    </style:style>
    <style:style style:name="T3" style:family="text">
      <style:text-properties officeooo:rsid="003469dc"/>
    </style:style>
    <style:style style:name="T4" style:family="text">
      <style:text-properties style:font-name="Courier" fo:font-size="12pt" fo:font-weight="normal" style:font-size-asian="10.5pt" style:font-weight-asian="normal" style:font-size-complex="12pt" style:font-weight-complex="normal"/>
    </style:style>
    <style:style style:name="T5" style:family="text">
      <style:text-properties style:font-name="Courier" fo:font-size="12pt" fo:font-weight="normal" officeooo:rsid="005b4bdd" style:font-size-asian="10.5pt" style:font-weight-asian="normal" style:font-size-complex="12pt" style:font-weight-complex="normal"/>
    </style:style>
    <style:style style:name="T6" style:family="text">
      <style:text-properties officeooo:rsid="001f64e0"/>
    </style:style>
    <style:style style:name="T7" style:family="text">
      <style:text-properties officeooo:rsid="002255d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hys 319 Project Notes</text:p>
      <text:p text:style-name="P1"/>
      <table:table table:name="Table2" table:style-name="Table2">
        <table:table-column table:style-name="Table2.A"/>
        <table:table-row>
          <table:table-cell table:style-name="Table2.A1" office:value-type="string">
            <text:p text:style-name="P2">How to attach things to the servo arm: you can often use hot glue. There are also special small screws that you can use. [<text:a xlink:type="simple" xlink:href="https://forum.arduino.cc/index.php?topic=127745.0">https://forum.arduino.cc/index.php?topic=127745.0</text:a>]</text:p>
          </table:table-cell>
        </table:table-row>
        <table:table-row>
          <table:table-cell table:style-name="Table2.A2" office:value-type="string">
            <text:p text:style-name="P4">How they work: https://www.jameco.com/Jameco/workshop/howitworks/how-servo-motors-work.html</text:p>
          </table:table-cell>
        </table:table-row>
        <table:table-row>
          <table:table-cell table:style-name="Table2.A2" office:value-type="string">
            <text:p text:style-name="P3">Servo wire colour meanings:</text:p>
            <text:p text:style-name="P3"/>
            <text:p text:style-name="P3">Red: Positive</text:p>
            <text:p text:style-name="P3">Black (Or the darker of the remaining two.): Ground</text:p>
            <text:p text:style-name="P3">White (or Yellow or Brown or the lighter of the remaining two): Signal</text:p>
            <text:p text:style-name="P3"/>
            <text:p text:style-name="P4">[https://www.rcgroups.com/forums/showthread.php?15071-What-are-the-three-servo-wires-for]</text:p>
          </table:table-cell>
        </table:table-row>
        <table:table-row>
          <table:table-cell table:style-name="Table2.A2" office:value-type="string">
            <text:p text:style-name="P4"/>
            <table:table table:name="Table1" table:style-name="Table1">
              <table:table-column table:style-name="Table1.A"/>
              <table:table-row>
                <table:table-cell table:style-name="Table1.A1" office:value-type="string">
                  <text:p text:style-name="P26"><text:span text:style-name="Strong_20_Emphasis">SPECIFICATIONS</text:span></text:p>
                </table:table-cell>
              </table:table-row>
            </table:table>
            <text:p text:style-name="P25"><text:span text:style-name="Strong_20_Emphasis">Control system:</text:span> Pulse width control, 1.52ms neutral<text:line-break/><text:span text:style-name="Strong_20_Emphasis">Motor:</text:span> 3-pole<text:line-break/><text:span text:style-name="Strong_20_Emphasis">Power requirement:</text:span> 4.8V or 6V (from receiver)<text:line-break/><text:span text:style-name="Strong_20_Emphasis">Power consumption:</text:span> 6V 8mA (at idle)<text:line-break/><text:span text:style-name="Strong_20_Emphasis">Torque:</text:span> 33 oz-in (2.4 kg-cm) @ 4.8V<text:line-break/>42 oz-in (3.0 kg-cm) @ 6V<text:line-break/><text:span text:style-name="Strong_20_Emphasis">Transit Time:</text:span> 0.28 sec/60° @ 4.8V<text:line-break/>0.22 sec/60° @ 6V<text:line-break/><text:span text:style-name="Strong_20_Emphasis">Dimensions:</text:span> 1.6 x 0.8 x 1.4" (1-9/16 x 13/16 x 1-7/16")<text:line-break/>(40 x 20 x 36mm)<text:line-break/><text:span text:style-name="Strong_20_Emphasis">Weight:</text:span> 1.6oz (1-9/16oz) (44g)<text:line-break/>Mounting on-center dimensions<text:line-break/><text:span text:style-name="Strong_20_Emphasis">Width:</text:span> .4"<text:line-break/><text:span text:style-name="Strong_20_Emphasis">Length:</text:span> 1.9"<text:line-break/><text:span text:style-name="Strong_20_Emphasis">Shaft Diameter:</text:span> 5.88mm</text:p>
            <text:p text:style-name="P4">[<text:a xlink:type="simple" xlink:href="https://www.towerhobbies.com/cgi-bin/wti0001p?&amp;I=LXH318">https://www.towerhobbies.com/cgi-bin/wti0001p?&amp;I=LXH318</text:a>]</text:p>
            <text:p text:style-name="P4"/>
            <text:p text:style-name="P8"><text:span text:style-name="T2">Pulse width range: </text:span>550-2330 µs</text:p>
            <text:p text:style-name="P5">[<text:a xlink:type="simple" xlink:href="https://servodatabase.com/servo/futaba/s148"><text:span text:style-name="T1">https://servodatabase.com/servo/futaba/s148</text:span></text:a>]</text:p>
            <text:p text:style-name="P5"/>
            <text:p text:style-name="P21">Also, (mostly useless): [https://futabausa.com/wp-content/uploads/2019/02/S148.pdf]</text:p>
          </table:table-cell>
        </table:table-row>
        <table:table-row>
          <table:table-cell table:style-name="Table2.A2" office:value-type="string">
            <text:p text:style-name="P6"/>
            <text:p text:style-name="P6">Compilation Setup:</text:p>
            <text:p text:style-name="P10"/>
            <text:p text:style-name="P12">export PATH=$PATH:$HOME/ti/msp430_gcc/bin</text:p>
            <text:p text:style-name="P13">export INSTALL_DIR=$HOME/ti/msp430_gcc</text:p>
            <text:p text:style-name="P13">export SUPPORT_FILE_DIRECTORY=$INSTALL_DIR/include</text:p>
            <text:p text:style-name="P11">export DEVICE=msp430g2553</text:p>
            <text:p text:style-name="P11"><text:soft-page-break/>export CFLAGS="-I $SUPPORT_FILE_DIRECTORY -mmcu=$DEVICE -Os -g"</text:p>
            <text:p text:style-name="P12">export LFLAGS=<text:span text:style-name="T3">"</text:span>-L $SUPPORT_FILE_DIRECTORY -T $DEVICE.ld<text:span text:style-name="T3">"</text:span></text:p>
            <text:p text:style-name="P11">export GCC_DIR=$INSTALL_DIR/bin</text:p>
            <text:p text:style-name="P11">export CC=$GCC_DIR/msp430-elf-gcc</text:p>
            <text:p text:style-name="P10"/>
          </table:table-cell>
        </table:table-row>
        <table:table-row>
          <table:table-cell table:style-name="Table2.A2" office:value-type="string">
            <text:p text:style-name="P6"/>
            <text:p text:style-name="P6"/>
            <text:p text:style-name="P6">To Compile: <text:s/><text:span text:style-name="T5">$CC $CFLAGS $LFLAGS </text:span><text:span text:style-name="T4">servo_drive</text:span><text:span text:style-name="T5">.c -o </text:span><text:span text:style-name="T4">servo_drive</text:span><text:span text:style-name="T5">.</text:span><text:span text:style-name="T4">elf</text:span></text:p>
            <text:p text:style-name="P6"/>
            <text:p text:style-name="P14"/>
          </table:table-cell>
        </table:table-row>
        <table:table-row>
          <table:table-cell table:style-name="Table2.A2" office:value-type="string">
            <text:p text:style-name="P15">Getting servo to work: servo driver in “servo_drive.c”</text:p>
            <text:p text:style-name="P15">Some experimentation showed that a good frequency to drive the servo at is with a period of 10 ms, i.e. a frequency of 100 Hz</text:p>
          </table:table-cell>
        </table:table-row>
        <table:table-row>
          <table:table-cell table:style-name="Table2.A2" office:value-type="string">
            <text:p text:style-name="P16">Hall effect sensors: A1302</text:p>
            <text:p text:style-name="P16"/>
            <text:p text:style-name="P19">Data sheet: <text:a xlink:type="simple" xlink:href="http://www.learningaboutelectronics.com/Datasheets/A1302-hall-effector-sensor-datasheet.pdf">http://www.learningaboutelectronics.com/Datasheets/A1302-hall-effector-sensor-datasheet.pdf</text:a></text:p>
            <text:p text:style-name="P19"/>
            <text:p text:style-name="P20"><text:span text:style-name="T7">Field response: </text:span>2.5 mV/G </text:p>
            <text:p text:style-name="P16"/>
            <text:p text:style-name="P18">Hall effect stuff: <text:span text:style-name="T6">http://www.learningaboutelectronics.com/Articles/Hall-effect-sensor-circuit.php</text:span></text:p>
          </table:table-cell>
        </table:table-row>
        <table:table-row>
          <table:table-cell table:style-name="Table2.A2" office:value-type="string">
            <text:p text:style-name="P17">How to know what functions various pins can do? This page!</text:p>
            <text:p text:style-name="P17"><text:a xlink:type="simple" xlink:href="http://www.ti.com/lit/ds/symlink/msp430g2553.pdf">http://www.ti.com/lit/ds/symlink/msp430g2553.pdf</text:a></text:p>
            <text:p text:style-name="P27">pg 49 is good! :)</text:p>
          </table:table-cell>
        </table:table-row>
        <table:table-row>
          <table:table-cell table:style-name="Table2.A2" office:value-type="string">
            <text:p text:style-name="P22">Useful ADC stuff:</text:p>
            <text:p text:style-name="P22">Chapter 22, esp 22.3 -&gt; registers</text:p>
            <text:p text:style-name="P22"/>
          </table:table-cell>
        </table:table-row>
        <table:table-row>
          <table:table-cell table:style-name="Table2.A2" office:value-type="string">
            <text:p text:style-name="P23">To get magic pwm constants, use determine_servo_angle.c</text:p>
            <text:p text:style-name="P23">Azimuth magic numbers:</text:p>
            <text:p text:style-name="P23">1170, 550</text:p>
            <text:p text:style-name="P24">Altitude magic numbers:</text:p>
            <text:p text:style-name="P24">1325, 900</text:p>
          </table:table-cell>
        </table:table-row>
        <table:table-row>
          <table:table-cell table:style-name="Table2.A2" office:value-type="string">
            <text:p text:style-name="P23"/>
          </table:table-cell>
        </table:table-row>
        <table:table-row>
          <table:table-cell table:style-name="Table2.A2" office:value-type="string">
            <text:p text:style-name="P30">ADC:</text:p>
            <text:p text:style-name="P30"/>
            <text:p text:style-name="P30">Bracketing with:</text:p>
            <text:p text:style-name="P30"/>
            <text:p text:style-name="P30">ADC10CTL0 |= ENC </text:p>
            <text:p text:style-name="P30">...</text:p>
            <text:p text:style-name="P30">ADC10CTL0 &amp;= ~ENC;</text:p>
            <text:p text:style-name="P30"/>
            <text:p text:style-name="P30">When doing adc readings prevents weird carryover effect, where read ADC voltage decreases slowly.</text:p>
          </table:table-cell>
        </table:table-row>
        <table:table-row table:style-name="Table2.14">
          <table:table-cell table:style-name="Table2.A2" office:value-type="string">
            <text:p text:style-name="P27">https://www.kompulsa.com/sample-code-build-a-pwm-led-dimmer-for-12-using-an-msp430/</text:p>
          </table:table-cell>
        </table:table-row>
      </table:table>
      <text:p text:style-name="P9"/>
      <text:p text:style-name="P1"><text:soft-page-break/></text:p>
      <text:p text:style-name="P29">Note to self: signal on phi hat field detector seems to be disconnected.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14:08:13.710501979</meta:creation-date>
    <dc:date>2019-03-28T16:30:28.062413950</dc:date>
    <meta:editing-duration>PT7H19M33S</meta:editing-duration>
    <meta:editing-cycles>12</meta:editing-cycles>
    <meta:generator>LibreOffice/4.2.8.2$Linux_X86_64 LibreOffice_project/420m0$Build-2</meta:generator>
    <meta:document-statistic meta:table-count="2" meta:image-count="0" meta:object-count="0" meta:page-count="3" meta:paragraph-count="48" meta:word-count="311" meta:character-count="2658" meta:non-whitespace-character-count="2392"/>
  </office:meta>
</office:document-meta>
</file>